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fter att huvudkällan på skeppet blivit avstängt vaknar du upp i cryokammaren och tar dig snabbt ut i fikarummet för att kolla vad som händer. Du märker snabbt att ljuskällan har slocknar,så du letar rätt på en ficklampa för att hjälpa dig att se i mörkret. Efter detta så tänker du snabbt över vad som kunnat orsaka att skepepts kraftkälla stängst ner. Du kommer ihåg att den stänger av sig själv om den känner av trubbel och ommer fram till tre orsaker. Skeppet har blivit attackerad av nån eller nånting,Kraftkällan har råkat ut för en glitch eller nån har råkat trycka på automatsika avstängningsknappen. Du tänker nte chansa så du letar rätt på vapenskåpet och märker att det finns en pistol/gevär där och väljer ett av dom. </text:p>
      <text:p text:style-name="Standard"/>
      <text:p text:style-name="Standard">Efter att ha beväpnat dig går du snabbt in i cryorummet där du möts av en hemsk scen, alla andra cryopoddarnas strömkälla har slagits ut och effektivt dödat alla dom resternade i cryopodarna. Du tänker för dig själv”Hur kunde detta hände? jag var den sista som steg in och då funkade allt,vad eller vem som gjorde detta ska snart få ångra sig” </text:p>
      <text:p text:style-name="Standard"/>
      <text:p text:style-name="Standard">Du går i rummet och tänker tillbaks på alla bra minnen du hade med dom,efter detta går du ut i fikarummet igen. D går snabbt ut i korridoren där du möts av en ännu fruktansvärdare syn:flera lik ligger på golvet fastklänande med vapen och stelfrusna ansikten. Du märker snabbt att dom döda är Kapten Roger Brooks,kocken joshua Miles och Styrman Stephen Haws ing,</text:p>
      <text:p text:style-name="Standard"/>
      <text:p text:style-name="Standard">(får säga till om nåt ska ändras,är fortfarande WI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sv"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sv"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4" meta:word-count="261" meta:character-count="1487" meta:non-whitespace-character-count="1228"/>
    <meta:generator>LibreOfficeDev/6.0.5.2$Linux_X86_64 LibreOffice_project/</meta:generator>
  </office:meta>
</office:document-meta>
</file>